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QuestionNode.QuestionNode( SyntaxNode chi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stionNode._clone( int pos [ ]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stionNode._nul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